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erif" svg:font-family="serif"/>
    <style:font-face style:name="FreeSans2" svg:font-family="FreeSans" style:font-family-generic="swiss"/>
    <style:font-face style:name="FreeSans3" svg:font-family="FreeSans" style:font-family-generic="modern" style:font-pitch="fixed"/>
    <style:font-face style:name="Nimbus Mono PS" svg:font-family="'Nimbus Mono PS'" style:font-family-generic="modern" style:font-pitch="fixed"/>
    <style:font-face style:name="FreeSerif" svg:font-family="FreeSerif" style:font-family-generic="roman" style:font-pitch="variable"/>
    <style:font-face style:name="Nimbus Roman" svg:font-family="'Nimbus Roman'" style:font-family-generic="roman" style:font-pitch="variable"/>
    <style:font-face style:name="FreeSans" svg:font-family="FreeSans" style:font-family-generic="swiss" style:font-pitch="variable"/>
    <style:font-face style:name="Nimbus Sans" svg:font-family="'Nimbus Sans'" style:font-family-generic="swiss" style:font-pitch="variable"/>
    <style:font-face style:name="FreeSans1" svg:font-family="FreeSans" style:font-family-generic="system" style:font-pitch="variable"/>
    <style:font-face style:name="Nimbus Sans1" svg:font-family="'Nimbus Sans'" style:font-family-generic="system" style:font-pitch="variable"/>
  </office:font-face-decls>
  <office:automatic-styles>
    <style:style style:name="P1" style:family="paragraph" style:parent-style-name="Subtitle">
      <style:paragraph-properties fo:text-align="end" style:justify-single-word="false"/>
      <style:text-properties officeooo:rsid="0017d2f1" officeooo:paragraph-rsid="0017d2f1"/>
    </style:style>
    <style:style style:name="P2" style:family="paragraph" style:parent-style-name="Text_20_body">
      <style:paragraph-properties fo:text-align="end" style:justify-single-word="false"/>
      <style:text-properties officeooo:rsid="0017d2f1" officeooo:paragraph-rsid="0017d2f1"/>
    </style:style>
    <style:style style:name="P3" style:family="paragraph" style:parent-style-name="Text_20_body">
      <style:text-properties officeooo:paragraph-rsid="0032d6d9"/>
    </style:style>
    <style:style style:name="P4" style:family="paragraph" style:parent-style-name="Title">
      <style:text-properties officeooo:rsid="0017d2f1" officeooo:paragraph-rsid="0017d2f1"/>
    </style:style>
    <style:style style:name="P5" style:family="paragraph" style:parent-style-name="Heading_20_1">
      <style:text-properties officeooo:rsid="0032d6d9" officeooo:paragraph-rsid="0032d6d9"/>
    </style:style>
    <style:style style:name="P6" style:family="paragraph" style:parent-style-name="Preformatted_20_Text">
      <style:text-properties style:font-name="FreeSerif" fo:font-size="12pt" style:font-size-asian="12pt" style:font-size-complex="12pt"/>
    </style:style>
    <style:style style:name="P7" style:family="paragraph" style:parent-style-name="Preformatted_20_Text">
      <style:text-properties style:font-name="FreeSerif" fo:font-size="12pt" officeooo:rsid="003c63e4" officeooo:paragraph-rsid="003c63e4" style:font-size-asian="12pt" style:font-size-complex="12pt"/>
    </style:style>
    <style:style style:name="P8" style:family="paragraph" style:parent-style-name="Preformatted_20_Text">
      <style:paragraph-properties fo:margin-top="0cm" fo:margin-bottom="0.499cm" style:contextual-spacing="false"/>
      <style:text-properties style:font-name="FreeSerif" fo:font-size="12pt" style:font-size-asian="12pt" style:font-size-complex="12pt"/>
    </style:style>
    <style:style style:name="P9" style:family="paragraph" style:parent-style-name="Preformatted_20_Text">
      <style:paragraph-properties fo:margin-top="0cm" fo:margin-bottom="0.499cm" style:contextual-spacing="false"/>
      <style:text-properties style:font-name="FreeSerif" fo:font-size="12pt" officeooo:paragraph-rsid="0034f17a" style:font-size-asian="12pt" style:font-size-complex="12pt"/>
    </style:style>
    <style:style style:name="P10" style:family="paragraph" style:parent-style-name="Preformatted_20_Text">
      <style:paragraph-properties fo:margin-top="0cm" fo:margin-bottom="0.499cm" style:contextual-spacing="false"/>
      <style:text-properties style:font-name="FreeSerif" fo:font-size="12pt" officeooo:rsid="0038fec4" officeooo:paragraph-rsid="0038fec4" style:font-size-asian="12pt" style:font-size-complex="12pt"/>
    </style:style>
    <style:style style:name="P11" style:family="paragraph" style:parent-style-name="Preformatted_20_Text">
      <style:paragraph-properties fo:margin-top="0cm" fo:margin-bottom="0.499cm" style:contextual-spacing="false"/>
      <style:text-properties style:font-name="FreeSerif" fo:font-size="12pt" officeooo:paragraph-rsid="003e5105" style:font-size-asian="12pt" style:font-size-complex="12pt"/>
    </style:style>
    <style:style style:name="P12" style:family="paragraph" style:parent-style-name="Text_20_body">
      <style:paragraph-properties fo:text-align="start" style:justify-single-word="false"/>
      <style:text-properties style:font-name="FreeSerif" officeooo:rsid="0017e1ec" officeooo:paragraph-rsid="0017e1ec"/>
    </style:style>
    <style:style style:name="P13" style:family="paragraph" style:parent-style-name="Text_20_body">
      <style:paragraph-properties fo:text-align="start" style:justify-single-word="false"/>
      <style:text-properties style:font-name="FreeSerif" officeooo:rsid="001f6b19" officeooo:paragraph-rsid="001f6b19"/>
    </style:style>
    <style:style style:name="P14" style:family="paragraph" style:parent-style-name="Text_20_body">
      <style:paragraph-properties fo:text-align="start" style:justify-single-word="false"/>
      <style:text-properties style:font-name="FreeSerif" officeooo:rsid="0020e1ab" officeooo:paragraph-rsid="0020e1ab"/>
    </style:style>
    <style:style style:name="P15" style:family="paragraph" style:parent-style-name="Text_20_body">
      <style:paragraph-properties fo:text-align="start" style:justify-single-word="false"/>
      <style:text-properties style:font-name="FreeSerif" officeooo:paragraph-rsid="001ffbf5"/>
    </style:style>
    <style:style style:name="P16" style:family="paragraph" style:parent-style-name="Text_20_body">
      <style:paragraph-properties fo:text-align="start" style:justify-single-word="false"/>
      <style:text-properties style:font-name="FreeSerif" officeooo:paragraph-rsid="0020e1ab"/>
    </style:style>
    <style:style style:name="P17" style:family="paragraph" style:parent-style-name="Text_20_body">
      <style:paragraph-properties fo:text-align="start" style:justify-single-word="false"/>
      <style:text-properties style:font-name="FreeSerif" officeooo:paragraph-rsid="0028b1fd"/>
    </style:style>
    <style:style style:name="P18" style:family="paragraph" style:parent-style-name="Text_20_body">
      <style:paragraph-properties fo:text-align="start" style:justify-single-word="false"/>
      <style:text-properties style:font-name="FreeSerif" officeooo:paragraph-rsid="002be9b0"/>
    </style:style>
    <style:style style:name="P19" style:family="paragraph" style:parent-style-name="Text_20_body">
      <style:paragraph-properties fo:text-align="start" style:justify-single-word="false"/>
      <style:text-properties style:font-name="FreeSerif" officeooo:paragraph-rsid="00313aed"/>
    </style:style>
    <style:style style:name="P20" style:family="paragraph" style:parent-style-name="Text_20_body">
      <style:paragraph-properties fo:text-align="start" style:justify-single-word="false"/>
      <style:text-properties style:font-name="FreeSerif" fo:font-size="12pt" officeooo:paragraph-rsid="002be9b0"/>
    </style:style>
    <style:style style:name="P21" style:family="paragraph" style:parent-style-name="Text_20_body">
      <style:text-properties style:font-name="FreeSerif" fo:font-size="12pt" officeooo:paragraph-rsid="003456df" style:font-size-asian="12pt" style:font-size-complex="12pt"/>
    </style:style>
    <style:style style:name="P22" style:family="paragraph" style:parent-style-name="Text_20_body">
      <style:text-properties style:font-name="FreeSerif" fo:font-size="12pt" officeooo:paragraph-rsid="0034f17a" style:font-size-asian="12pt" style:font-size-complex="12pt"/>
    </style:style>
    <style:style style:name="P23" style:family="paragraph" style:parent-style-name="Text_20_body">
      <style:text-properties style:font-name="FreeSerif" fo:font-size="12pt" officeooo:rsid="003acf84" officeooo:paragraph-rsid="003acf84" style:font-size-asian="12pt" style:font-size-complex="12pt"/>
    </style:style>
    <style:style style:name="P24" style:family="paragraph" style:parent-style-name="Text_20_body">
      <style:text-properties style:font-name="FreeSerif" fo:font-size="12pt" officeooo:paragraph-rsid="003c63e4" style:font-size-asian="12pt" style:font-size-complex="12pt"/>
    </style:style>
    <style:style style:name="P25" style:family="paragraph" style:parent-style-name="Text_20_body">
      <style:text-properties style:font-name="FreeSerif" fo:font-size="12pt" officeooo:paragraph-rsid="003eb6a3" style:font-size-asian="12pt" style:font-size-complex="12pt"/>
    </style:style>
    <style:style style:name="P26" style:family="paragraph" style:parent-style-name="Text_20_body">
      <style:text-properties style:font-name="FreeSerif" fo:font-size="12pt" officeooo:paragraph-rsid="0042f57c" style:font-size-asian="12pt" style:font-size-complex="12pt"/>
    </style:style>
    <style:style style:name="P27" style:family="paragraph" style:parent-style-name="Text_20_body">
      <style:text-properties style:font-name="FreeSerif" fo:font-size="12pt" officeooo:rsid="00463d2e" officeooo:paragraph-rsid="00463d2e" style:font-size-asian="12pt" style:font-size-complex="12pt"/>
    </style:style>
    <style:style style:name="P28" style:family="paragraph" style:parent-style-name="Text_20_body">
      <style:text-properties style:font-name="FreeSerif" fo:font-size="12pt" officeooo:paragraph-rsid="00463d2e" style:font-size-asian="12pt" style:font-size-complex="12pt"/>
    </style:style>
    <style:style style:name="P29" style:family="paragraph" style:parent-style-name="Text_20_body">
      <style:text-properties style:font-name="FreeSerif" fo:font-size="12pt" officeooo:paragraph-rsid="004816a7" style:font-size-asian="12pt" style:font-size-complex="12pt"/>
    </style:style>
    <style:style style:name="P30" style:family="paragraph" style:parent-style-name="Text_20_body">
      <style:text-properties style:font-name="FreeSerif" fo:font-size="12pt" officeooo:rsid="004a0a74" officeooo:paragraph-rsid="004a0a74" style:font-size-asian="12pt" style:font-size-complex="12pt"/>
    </style:style>
    <style:style style:name="P31" style:family="paragraph" style:parent-style-name="Text_20_body">
      <style:text-properties style:font-name="FreeSerif" fo:font-size="12pt" officeooo:rsid="004a6637" officeooo:paragraph-rsid="004a6637" style:font-size-asian="12pt" style:font-size-complex="12pt"/>
    </style:style>
    <style:style style:name="P32" style:family="paragraph" style:parent-style-name="Text_20_body">
      <style:text-properties style:font-name="FreeSerif" fo:font-size="12pt" officeooo:rsid="004af16a" officeooo:paragraph-rsid="004af16a" style:font-size-asian="12pt" style:font-size-complex="12pt"/>
    </style:style>
    <style:style style:name="P33" style:family="paragraph" style:parent-style-name="Text_20_body">
      <style:text-properties officeooo:paragraph-rsid="004af16a"/>
    </style:style>
    <style:style style:name="P34" style:family="paragraph" style:parent-style-name="Text_20_body">
      <style:text-properties officeooo:rsid="004dfd89" officeooo:paragraph-rsid="004dfd89"/>
    </style:style>
    <style:style style:name="T1" style:family="text">
      <style:text-properties officeooo:rsid="001f6b19"/>
    </style:style>
    <style:style style:name="T2" style:family="text">
      <style:text-properties officeooo:rsid="001ffbf5"/>
    </style:style>
    <style:style style:name="T3" style:family="text">
      <style:text-properties officeooo:rsid="0020a1ef"/>
    </style:style>
    <style:style style:name="T4" style:family="text">
      <style:text-properties officeooo:rsid="0020e1ab"/>
    </style:style>
    <style:style style:name="T5" style:family="text">
      <style:text-properties officeooo:rsid="00234075"/>
    </style:style>
    <style:style style:name="T6" style:family="text">
      <style:text-properties officeooo:rsid="0024fd90"/>
    </style:style>
    <style:style style:name="T7" style:family="text">
      <style:text-properties officeooo:rsid="0028b1fd"/>
    </style:style>
    <style:style style:name="T8" style:family="text">
      <style:text-properties officeooo:rsid="002a2e94"/>
    </style:style>
    <style:style style:name="T9" style:family="text">
      <style:text-properties officeooo:rsid="002be9b0"/>
    </style:style>
    <style:style style:name="T10" style:family="text">
      <style:text-properties officeooo:rsid="003456df"/>
    </style:style>
    <style:style style:name="T11" style:family="text">
      <style:text-properties officeooo:rsid="0032d6d9"/>
    </style:style>
    <style:style style:name="T12" style:family="text">
      <style:text-properties officeooo:rsid="0034f17a"/>
    </style:style>
    <style:style style:name="T13" style:family="text">
      <style:text-properties style:font-name="FreeSerif" fo:font-size="12pt" officeooo:rsid="004af16a" style:font-size-asian="12pt" style:font-size-complex="12pt"/>
    </style:style>
    <style:style style:name="T14" style:family="text">
      <style:text-properties fo:font-size="12pt"/>
    </style:style>
    <style:style style:name="T15" style:family="text">
      <style:text-properties fo:font-size="12pt" officeooo:rsid="002ff704"/>
    </style:style>
    <style:style style:name="T16" style:family="text">
      <style:text-properties fo:font-size="12pt" officeooo:rsid="00313aed"/>
    </style:style>
    <style:style style:name="T17" style:family="text">
      <style:text-properties officeooo:rsid="0035c987"/>
    </style:style>
    <style:style style:name="T18" style:family="text">
      <style:text-properties officeooo:rsid="003c63e4"/>
    </style:style>
    <style:style style:name="T19" style:family="text">
      <style:text-properties officeooo:rsid="003e5105"/>
    </style:style>
    <style:style style:name="T20" style:family="text">
      <style:text-properties officeooo:rsid="003eb6a3"/>
    </style:style>
    <style:style style:name="T21" style:family="text">
      <style:text-properties officeooo:rsid="0042f57c"/>
    </style:style>
    <style:style style:name="T22" style:family="text">
      <style:text-properties officeooo:rsid="00430d7b"/>
    </style:style>
    <style:style style:name="T23" style:family="text">
      <style:text-properties officeooo:rsid="00463d2e"/>
    </style:style>
    <style:style style:name="T24" style:family="text">
      <style:text-properties officeooo:rsid="004816a7"/>
    </style:style>
    <style:style style:name="T25" style:family="text">
      <style:text-properties officeooo:rsid="004a6637"/>
    </style:style>
    <style:style style:name="T26" style:family="text">
      <style:text-properties fo:font-weight="normal" style:font-weight-asian="normal" style:font-weight-complex="normal"/>
    </style:style>
    <style:style style:name="T27" style:family="text">
      <style:text-properties fo:font-weight="bold" style:font-weight-asian="bold" style:font-weight-complex="bold"/>
    </style:style>
    <style:style style:name="T28" style:family="text">
      <style:text-properties officeooo:rsid="004c2b4e"/>
    </style:style>
    <style:style style:name="T29" style:family="text">
      <style:text-properties officeooo:rsid="004effb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ortfólio – Redes de Computadores</text:p>
      <text:p text:style-name="P1">Gabriel Gian, 3° período</text:p>
      <text:p text:style-name="P2"/>
      <text:h text:style-name="Heading_20_1" text:outline-level="1">Lista 01</text:h>
      <text:p text:style-name="Text_20_body"/>
      <text:p text:style-name="P12">1) <text:span text:style-name="T1">Não há diferença entre hospedeiros e sistemas finais porque ambos são dispositivos subjacentes à internet, que seria a troca de informações em si. Servidores são sistemas finais justamente por isso, assim como todos os dispositivos conectados à internet.</text:span></text:p>
      <text:p text:style-name="P13">2) Um exemplo de protocolo diplomático é o das reuniões das Nações Unidas, onde o direito de fala de cada representante de cada nação é respeitado de modo a efetuar a formação de um consenso entre as mesmas.</text:p>
      <text:p text:style-name="P13">3) <text:span text:style-name="T2">Um programa cliente é um programa voltado ao emprego do mesmo pelo usuário, enquanto um programa servidor é voltado para a operação do servidor que recebe requisições do usuário – back end e front end. Um servidor não costuma enviar tantas requisições ao cliente (salvos casos como a requisição de uma autenticação, por exemplo), embora o contrário aconteça no outro caso, já que o cliente constantemente faz requisições remotas ao servidor.</text:span></text:p>
      <text:p text:style-name="P14">4) 4G: móvel; Ethernet: residencial e corporativo; DSL: residencial e corporativo; <text:span text:style-name="T5">HFC: residencial; Wi-Fi: móvel, residencial, corporativo.</text:span></text:p>
      <text:p text:style-name="P15"><text:span text:style-name="T4">5</text:span><text:span text:style-name="T2">) </text:span><text:span text:style-name="T3">Indicado pelo próprio nome, a rede HFC é híbrida e contém tanto fibra ótica como cabo coaxial. A taxa é compartilhada entre usuários, o que torna possível o acontecimento de colisões, embora haja protocolos que visam coordenar transmissões e evitar que isso aconteça.</text:span></text:p>
      <text:p text:style-name="P16"><text:span text:style-name="T4">7) </text:span>A taxa de transmissão <text:span text:style-name="T6">de uma rede</text:span> Ethernet/<text:span text:style-name="T6">LAN</text:span> é , <text:span text:style-name="T6">comumente, </text:span>de 10 Mbps ou 100 Mbps, ou até mesmo de 1 Gbps e 10 Gbps, <text:span text:style-name="T6">e cada usuário pode realizar transmissões a essa taxa.</text:span></text:p>
      <text:p text:style-name="P17"><text:span text:style-name="T7">8) </text:span><text:span text:style-name="T8">O mais comum meio de instalação</text:span> é o par de fios de cobre trançado, <text:span text:style-name="T8">devido a seu baixo custo; há</text:span> também os cabos coaxiais, fibras óticas e <text:span text:style-name="T8">a transmissão via rádio.</text:span></text:p>
      <text:p text:style-name="P18"><text:span text:style-name="T9">9) </text:span><text:span text:style-name="T14">Modens discados: 56 kbps – banda dedicada</text:span><text:span text:style-name="T15">;</text:span></text:p>
      <text:p text:style-name="P20">HFC: até 30 Mbps upstream e 2 Mbps downstream – banda compartilhada;</text:p>
      <text:p text:style-name="P20">ADSL: até 1 Mbps upstream e 8 Mbps downstream – banda compartilhada.</text:p>
      <text:p text:style-name="P19"><text:span text:style-name="T16">10) As tecnologias de acesso sem fio mais populares atualmente são a Wi-Fi, que é muitas vezes combinada com a HFC ou ADSL, de banda compartilhada, que faz usos de ondas de rádio, e a 4G, que </text:span><text:soft-page-break/><text:span text:style-name="T16">possui os mesmos atributos da Wi-Fi descritos anteriormente, embora faça conexão com redes celulares mantidas pelos provedores.</text:span></text:p>
      <text:h text:style-name="P5" text:outline-level="1">Lista 2</text:h>
      <text:p text:style-name="P3"/>
      <text:p text:style-name="P21"><text:span text:style-name="T11">1) </text:span><text:span text:style-name="T10">C</text:span><text:span text:style-name="T11">omutação de circuitos – mais adequada a serviços de tempo real </text:span><text:span text:style-name="T10">pois </text:span><text:span text:style-name="T11">é um circuito dedicado. Numa rede de comutação de pacotes, cada pacote tem que ser recebido integralmente por cada comutador antes de ser retransmitido, o que provoca atraso.</text:span></text:p>
      <text:p text:style-name="P21"><text:span text:style-name="T11">TDM – transmissão digital (bits). Portanto pode haver correção de erros a cada estágio da transmissão (em cada comutador ou multiplexador TDM). Na TDM, como são alocados fatias de tempo para cada elemento que transmite, quando há silêncio em um determinado elemento, a fatia de tempo alocada a ele pode ser usada por outro, o que não é o caso no FDM onde a freq</text:span><text:span text:style-name="T10">u</text:span><text:span text:style-name="T11">ência está alocada todo o tempo a cada elemento.</text:span></text:p>
      <text:p text:style-name="P21"><text:span text:style-name="T10">2) Porque o compartilhamento de recursos é por demanda. A multiplexação que </text:span>ocorre <text:s/>em <text:s/>TDM aloca <text:s/>previamente <text:s/>a <text:s/>utilização <text:s/>do <text:s/>enlace <text:s/>de <text:s/>transmissão independente da demanda, com desperd<text:span text:style-name="T10">í</text:span>cio de tempo de enlace desnecessários alocado e não ut<text:span text:style-name="T10">i</text:span>lizado, já a multiplexação estat<text:span text:style-name="T10">í</text:span>stica compartilha os recursos por demanda.</text:p>
      <text:p text:style-name="P22"><text:span text:style-name="T12">3) </text:span>A → <text:s/>C → <text:s/>B</text:p>
      <text:p text:style-name="P22"><text:s text:c="4"/>A → C: L/R</text:p>
      <text:p text:style-name="P6"><text:s text:c="4"/>C → B: 2L/R</text:p>
      <text:p text:style-name="P6"/>
      <text:p text:style-name="P8">Logo, A → B: 2(L/R)</text:p>
      <text:p text:style-name="P9"><text:span text:style-name="T12">4) </text:span><text:bookmark text:name="t2_3"/>A diferença é que ISPs de nível 1 t<text:span text:style-name="T17">ê</text:span>m cobertura internacional e sua estrutura é muito rápida, ou <text:bookmark text:name="t3_3"/>seja, podem transmitir pacotes a uma taxa muito alta, <text:span text:style-name="T17">enquanto os de nível 2 cobrem uma área regional ou nacional e têm capacidade mais limitada.</text:span></text:p>
      <text:p text:style-name="P10"><text:span text:style-name="T17">5</text:span>) a) 2 usuários no máximo.</text:p>
      <text:p text:style-name="P10">b) Não haverá fila no caso de 2 ou menos usuários porque a soma dos bytes que estão sendo transmitidos pelos 2 usuários (2 Mbps) não excede a capacidade do canal.</text:p>
      <text:p text:style-name="P23">c) Se o usuário está ativo apenas 20% do tempo, a probabilidade de ele estar transmitindo é de 0,2 (20/100).</text:p>
      <text:p text:style-name="P23">d) (0,2)^3 = 0,008. A fila cresce quando todos os usuários estão transmitindo, a fração de tempo que a fila cresce (que é igual a probabilidade de todos os 3 usuários estarem transmitindo simultaneamente) é 0.008.</text:p>
      <text:p text:style-name="P24"><text:soft-page-break/><text:span text:style-name="T18">6) </text:span>O atraso fim-a-fim é formado pela soma dos atrasos nodais. Cada atraso nodal é formado por quatro tipos de atrasos: Atraso de processamento, Atraso de fila, Atraso de transmissão, Atraso de propagação.</text:p>
      <text:p text:style-name="P7"><text:tab/> <text:s text:c="4"/>Atraso de processamento - Constante, pois sempre haverá análises de cabeçalho, análise de integridade de pacotes.</text:p>
      <text:p text:style-name="P6"><text:s text:c="17"/>Atraso de fila - varável, pois dependerá do trafego no momento da transmissão.</text:p>
      <text:p text:style-name="P6"><text:s text:c="17"/>Atraso de transmissão - Apesar de sempre haver transmissão de bits do enlace de saída para o meio de propagação, esse processo pode ser rápido ou não. Por isso dependerá do tamanho do pacote e portanto da quantidade de bits que deverá ser transmitido, logo, é um atraso variável no tempo.</text:p>
      <text:p text:style-name="P8"><text:s text:c="17"/>Atraso de propagação - variável, pois dependerá da distancia de destino.</text:p>
      <text:p text:style-name="P11"><text:span text:style-name="T19">7) </text:span><text:bookmark text:name="t9_4"/>O tempo de propagação é igual a 0,01 seg. O tempo de propagação é igual a d/s. Es<text:span text:style-name="T20">se</text:span> <text:bookmark text:name="ta_4"/>atraso não depende do comprimento do pacote, dependendo exclusivamente da distância e <text:bookmark text:name="tb_4"/>da velocidade de propagação.</text:p>
      <text:p text:style-name="P25"><text:span text:style-name="T20">8) </text:span><text:bookmark text:name="th_4"/><text:span text:style-name="T21">a) </text:span>A vazão para transferência de arquivo é limitada pelo enlace que possuir menor taxa de <text:bookmark text:name="ti_4"/>transmissão, ou seja, 500 kbps (R1).</text:p>
      <text:p text:style-name="P26"><text:span text:style-name="T21">b) </text:span><text:bookmark text:name="tl_4"/>Tempo para transferência = Tamanho do arquivo/<text:span text:style-name="T21">v</text:span>azão </text:p>
      <text:p text:style-name="P26"><text:bookmark text:name="tm_4"/>Tempo para transferência = 4.000.000 Bytes/ (500 kbps) <text:bookmark text:name="tn_4"/>(1 Byte = 8 Bits) </text:p>
      <text:p text:style-name="P26"><text:bookmark text:name="to_4"/>Tempo para transferência = 64s</text:p>
      <text:p text:style-name="P26"><text:span text:style-name="T21">c) </text:span><text:span text:style-name="T22">a</text:span> – A vazão para transferência de arquivo é limitada pelo enlace que possuir menor taxa de <text:bookmark text:name="tr_4"/>transmissão, ou seja, 100 kbps (R2).</text:p>
      <text:p text:style-name="P26"><text:span text:style-name="T22">b</text:span> <text:bookmark text:name="tt_4"/>– <text:bookmark text:name="tu_4"/>Tempo para transferência = Tamanho do arquivo/<text:span text:style-name="T21">v</text:span>azão </text:p>
      <text:p text:style-name="P26"><text:bookmark text:name="tv_4"/>Tempo para transferência = <text:bookmark text:name="tw_4"/>4.000.000 Bytes/ (100 kbps) <text:bookmark text:name="tx_4"/>(1 Byte = 8 Bits) </text:p>
      <text:p text:style-name="P26"><text:bookmark text:name="ty_4"/>Tempo para transferência = 320s </text:p>
      <text:p text:style-name="P26"><text:bookmark text:name="tz_4"/>Considerando 1kbps = 1x10³ bps</text:p>
      <text:p text:style-name="P27">9) O sistema final A divide o arquivo grande em porções de dados menores. Para cada porção de dados, é adicionado um cabeçalho, gerando pacotes. O cabeçalho de cada pacote contém o endereço de destino (neste caso, o sistema final B). Na rede, quando um pacote chega a um comutador de pacotes (roteador), este examina uma parte do endereço de destino do pacote e conduz o pacote a um roteador adjacente. Cada roteador possui <text:s/>uma base de encaminhamento que mapeia o endereço de destino (ou partes desse endereço) para os enlaces de saída. Quando um pacote chega ao comutador de pacotes (roteador), este examina o endereço de destino (ou partes deste endereço) no cabeçalho do pacote e busca a sua base utilizando este endereço de destino para encontrar o enlace de saída apropriado. O comutador de pacotes (roteador), então, direciona o pacote ao enlace de saída. A comutação de pacote na Internet é análoga a dirigir de uma cidade para outra pedindo informações ao longo do caminho, pois em ambos o caso, é utilizado um endereço específico para determinar qual o caminho a seguir. No caso do pacote, o(s) enlace (s) de saída é determinado pelo roteador, e no caso do motorista, o caminho é determinado por quem (ou o que) atende o pedido de informação.</text:p>
      <text:p text:style-name="P28"><text:soft-page-break/><text:span text:style-name="T23">10) </text:span><text:bookmark text:name="tc_3"/>Controle de fluxo, correção/detecção de erros de erros, controle de fluxo, <text:bookmark text:name="td_3"/>segmentação de pacotes, conversão de dados. Tarefas como detecção <text:bookmark text:name="te_3"/>de erros podem ser realizados em mais de uma camada.</text:p>
      <text:p text:style-name="P31">11) </text:p>
      <text:p text:style-name="P29"><text:span text:style-name="T24">1</text:span><text:span text:style-name="T25">2</text:span><text:span text:style-name="T24">) </text:span>Aplicação – A camada de aplicação é onde residem aplicações de rede e seus protocolos. Ela inclui muitos protocolos, tais como HTTP (que é um protocolo que provê requisição e transferência de documentos pela Web), o SMTP ( que provê transferência de mensagens de correio eletrônico) e o FTP (transferência de arquivos entre dois sistemas finais, ou seja, máquinas origem e destino).</text:p>
      <text:p text:style-name="P29">Transporte – A camada de transporte da Internet TRANSPORTA MENSAGENS da camada de aplicação entre os lados do cliente e servidor de uma aplicação. Há dois protocolos de transporte na Internet: TCP e UDP, e qualquer um deles pode levar mensagem de camada de aplicação. O TCP provê serviços ORIENTADOS À CONEXÃO para suas aplicações.</text:p>
      <text:p text:style-name="P6">Rede – A camada de rede é responsável pela MOVIMENTAÇÃO, de uma máquina para outra, de pacotes de rede (datagramas). O protocolo de transporte (TCP ou UDP) em uma máquina de origem passa um segmento de camada de transporte e um endereço de destino à camada de rede.</text:p>
      <text:p text:style-name="P6"/>
      <text:p text:style-name="P8">Enlace – Fornece um meio de comunicação comum para a troca de dados entre equipamentos. A camada de enlace roteia um datagrama por meio de uma série de COMUTADORES, denominados ROTEADORES.</text:p>
      <text:p text:style-name="P30">1<text:span text:style-name="T25">3</text:span>) Aplicação – residem as aplicações de rede e seus protocolos;</text:p>
      <text:p text:style-name="P30">Transporte – transporta mensagens da camada de aplicação entre os lados do cliente e servidor de uma aplicação;</text:p>
      <text:p text:style-name="P30">Rede – é responsável pela movimentação, de uma máquina para outra, dos datagramas (pacotes da camada de rede);</text:p>
      <text:p text:style-name="P30">Enlace – é responsável por rotear um datagrama por meio de uma série de comutadores de pacotes (roteadores de internet) entre a origem e o destino;</text:p>
      <text:p text:style-name="P30">Física – movimenta os bits individuais que estão dentro do quadro de um nó para o seguinte.</text:p>
      <text:p text:style-name="P33"><text:span text:style-name="T13">14) </text:span><text:span text:style-name="Strong_20_Emphasis"><text:span text:style-name="T26">Vírus</text:span></text:span><text:span text:style-name="T27"> </text:span>– um vírus é um código malicioso que tem como objetivo infetar o sistema, autocopiar-se e espalhar-se pelo computador e infetar novos computadores. Um vírus não pode atacar sozinho e tem sempre que infetar outro ficheiro para poder danificar software e hardware e espalha-se. Apenas entra em ação quando o utilizador abre um ficheiro que esteja infetado e apenas se espalha se o ficheiro infetado for copiado e levado até a um novo computador por um pen<text:span text:style-name="T28">drive</text:span>, por exemplo. Existem diversos tipos de vírus, desde aqueles que apenas se ativam em certos dias específicos, os chamados Time Bomb, entre outros.</text:p>
      <text:p text:style-name="Text_20_body"><text:span text:style-name="Strong_20_Emphasis"><text:span text:style-name="T26">Worm</text:span></text:span><text:span text:style-name="T27"> </text:span>– um worm é um programa malicioso que, ao contrário de um vírus, não precisa de se alojar num ficheiro para infetar o computador. Além de se autocopiar, um worm pode espalhar-se usando a lista de contatos presente num cliente de e-mail, anexando-se ao e-mail, sem ser necessário qualquer <text:soft-page-break/>interação por parte do utilizador, o que cria um aumento significativo do tráfego de rede e pode deixar a Internet mais lenta. Infe<text:span text:style-name="T28">c</text:span>tado o computador, o worm pode agir como se fosse o utilizador, <text:span text:style-name="T28">podendo desde apagar arquivos importantes como inviabilizar o processo de boot.</text:span></text:p>
      <text:p text:style-name="Text_20_body"><text:span text:style-name="Strong_20_Emphasis"><text:span text:style-name="T26">Cavalo de Troia</text:span></text:span> – semelhante ao que aconteceu na Guerra de Troia em que o cavalo oferecido trazia dentro dele algumas surpresas, <text:span text:style-name="T28">u</text:span>m cavalo de troia é um programa que parece legítimo mas que, na verdade, é um impostor. Assim, o utilizador concede permissões ao programa quando o abre ficando o computador infetado e podendo assim o criador do cavalo de troia executar comandos que usando as permissões concebidas vão permitir acesso ao computador para fazer praticamente tudo.</text:p>
      <text:p text:style-name="P34">15) Uma botnet pode ser criada após um computador ser infectado por um malware, seja ele um trojan ou um vírus, entre outros. Esse malware se encarrega de ser disfarçar dentro do sistema de modo a não ser detectado pelo usuário. Remotamente, o criminoso responsável pelo malware poderá então usar os recursos da máquina infectada para processar instruções, como por exemplo requisições a um determinado site. Caso o malware tenha infectado uma quantidade grande de máquinas, formando assim uma botnet, ele conseguirá fazer com que um Denial of Service seja empregado pelo servidor alvo ao ordenar que todas as máquinas façam requisições a ele ao mesmo tempo.</text:p>
      <text:p text:style-name="P34">16) <text:span text:style-name="T29">Ela terá acesso a todas as informações que estão sendo enviadas, poderá manipulá-las e enviá-las de maneira maliciosa, além de poder obter outras informações sob a identidade alheia, dificultando sua detecção.</text:span></text:p>
      <text:p text:style-name="Text_20_body"/>
      <text:p text:style-name="P3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erif" svg:font-family="serif"/>
    <style:font-face style:name="FreeSans2" svg:font-family="FreeSans" style:font-family-generic="swiss"/>
    <style:font-face style:name="FreeSans3" svg:font-family="FreeSans" style:font-family-generic="modern" style:font-pitch="fixed"/>
    <style:font-face style:name="Nimbus Mono PS" svg:font-family="'Nimbus Mono PS'" style:font-family-generic="modern" style:font-pitch="fixed"/>
    <style:font-face style:name="FreeSerif" svg:font-family="FreeSerif" style:font-family-generic="roman" style:font-pitch="variable"/>
    <style:font-face style:name="Nimbus Roman" svg:font-family="'Nimbus Roman'" style:font-family-generic="roman" style:font-pitch="variable"/>
    <style:font-face style:name="FreeSans" svg:font-family="FreeSans" style:font-family-generic="swiss" style:font-pitch="variable"/>
    <style:font-face style:name="Nimbus Sans" svg:font-family="'Nimbus Sans'" style:font-family-generic="swiss" style:font-pitch="variable"/>
    <style:font-face style:name="FreeSans1" svg:font-family="FreeSans" style:font-family-generic="system" style:font-pitch="variable"/>
    <style:font-face style:name="Nimbus Sans1"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Nimbus Roman" fo:font-size="12pt" fo:language="pt" fo:country="BR" style:letter-kerning="true" style:font-name-asian="Nimbus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imbus Roman" fo:font-size="12pt" fo:language="pt" fo:country="BR" style:letter-kerning="true" style:font-name-asian="Nimbus Sans1"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Nimbus Mono PS" fo:font-family="'Nimbus Mono PS'" style:font-family-generic="modern" style:font-pitch="fixed" fo:font-size="10pt" style:font-name-asian="Nimbus Mono PS" style:font-family-asian="'Nimbus Mono PS'" style:font-family-generic-asian="modern" style:font-pitch-asian="fixed" style:font-size-asian="10pt" style:font-name-complex="FreeSans3" style:font-family-complex="FreeSans"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12T09:04:01.412402203</meta:creation-date>
    <dc:date>2020-09-12T10:57:44.757742971</dc:date>
    <meta:editing-duration>PT1H40M18S</meta:editing-duration>
    <meta:editing-cycles>34</meta:editing-cycles>
    <meta:generator>LibreOffice/7.0.1.2$Linux_X86_64 LibreOffice_project/00$Build-2</meta:generator>
    <meta:document-statistic meta:table-count="0" meta:image-count="0" meta:object-count="0" meta:page-count="5" meta:paragraph-count="59" meta:word-count="1886" meta:character-count="11323" meta:non-whitespace-character-count="9393"/>
  </office:meta>
</office:document-meta>
</file>